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18fe1d" officeooo:paragraph-rsid="0019f57d"/>
    </style:style>
    <style:style style:name="P2" style:family="paragraph" style:parent-style-name="Standard">
      <style:text-properties officeooo:rsid="0018fe1d" officeooo:paragraph-rsid="001fd7e6"/>
    </style:style>
    <style:style style:name="P3" style:family="paragraph" style:parent-style-name="Standard">
      <style:text-properties officeooo:rsid="001ad701" officeooo:paragraph-rsid="0019f57d"/>
    </style:style>
    <style:style style:name="P4" style:family="paragraph" style:parent-style-name="Standard">
      <style:text-properties fo:color="#c9211e" loext:opacity="100%" officeooo:rsid="0018fe1d" officeooo:paragraph-rsid="0019f57d"/>
    </style:style>
    <style:style style:name="P5" style:family="paragraph" style:parent-style-name="Standard">
      <style:text-properties fo:color="#c9211e" loext:opacity="100%" officeooo:rsid="0018fe1d" officeooo:paragraph-rsid="001b875f"/>
    </style:style>
    <style:style style:name="P6" style:family="paragraph" style:parent-style-name="Standard">
      <style:text-properties officeooo:rsid="0018fe1d" officeooo:paragraph-rsid="0019f57d"/>
    </style:style>
    <style:style style:name="P7" style:family="paragraph" style:parent-style-name="Standard">
      <style:text-properties fo:color="#c9211e" loext:opacity="100%" officeooo:rsid="0018fe1d" officeooo:paragraph-rsid="0019f57d"/>
    </style:style>
    <style:style style:name="P8" style:family="paragraph" style:parent-style-name="Standard">
      <style:text-properties fo:color="#000000" loext:opacity="100%" officeooo:rsid="0018fe1d" officeooo:paragraph-rsid="0019f5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チームとしての目標</text:p>
      <text:p text:style-name="P3">最低限の機能をいれる！</text:p>
      <text:p text:style-name="P3"/>
      <text:p text:style-name="P4">2. 各個人の目標</text:p>
      <text:p text:style-name="P1">・一人で抱え込まない</text:p>
      <text:p text:style-name="P1">・時間を意識する</text:p>
      <text:p text:style-name="P1"/>
      <text:p text:style-name="P4">3. 作成物概要（ユースケース図や画面遷移図などを見せながら解説）×</text:p>
      <text:p text:style-name="P1"/>
      <text:p text:style-name="P1"/>
      <text:p text:style-name="P4">4. 工夫した点</text:p>
      <text:p text:style-name="P1">・可読性の高いコードを書く</text:p>
      <text:p text:style-name="P1">適宜インデントをしたりやフォーマットを整え、また変更した時はコメントを残しておくことで、自分だけが分かるのではなく、他人が見たときにどこに何があるのかを探しやすいコードを書くことを意識しました。</text:p>
      <text:p text:style-name="P1"/>
      <text:p text:style-name="P4">5. デモ×</text:p>
      <text:p text:style-name="P4">//発表の時にするやつ</text:p>
      <text:p text:style-name="P1"/>
      <text:p text:style-name="P5">6. 苦労した点</text:p>
      <text:p text:style-name="P2">もともと感覚で物事を進めていくところがあり、学んだことを理解していないことに途中で気づきましたが、今度はどこまで理解しているのか/いないのかを言語化するのに苦労しました。幸い他人に説明する機会を得たので、人に説明することで少しずつではありますが、言語化することが出来たと思います。</text:p>
      <text:p text:style-name="P1"/>
      <text:p text:style-name="P4">7.今後の課題</text:p>
      <text:p text:style-name="P1">言語化が一番の課題です。今後分からないこと/理解できないことが出てきたら、それを他人に説明するならどう説明するかまで意識することを心掛けます。</text:p>
      <text:p text:style-name="P1"/>
      <text:p text:style-name="P4">8. 学んだ点、よくできた、成長した点。配属に向けての意</text:p>
      <text:p text:style-name="P8">一番大切なのはコミュニケーションだと改めて実感しました。演習を進めていくうちに当初の計画から変更されることも多々ありました。その際に相手に伝えることを忘れてしまうと、完成後にGitHubで衝突したり、想像していたコードと違うことが何度かありました。今回は架空のお客様だったのでこちらが作りやすいのに沿ったものを作成しましたが、今後は存在する方からの依頼に沿ったものを作成していくので、相手がどういったものを望んでいるのか、また他のメンバーが今どういったことをしてるのかを把握するためにコミュニケーションをとることを大切にしていきたいで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roman" style:font-pitch="variable"/>
    <style:font-face style:name="游ゴシック1"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標準図形スタイル"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塗りつぶし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標準図形スタイル"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タイトル_20_A4" style:display-name="タイトル A4" style:family="paragraph" style:parent-style-name="A4" style:default-outline-level="">
      <style:text-properties style:font-name="Noto Sans" fo:font-family="'Noto Sans'" style:font-family-generic="roman" style:font-pitch="variable" fo:font-size="43.5pt" style:font-size-asian="43.5pt"/>
    </style:style>
    <style:style style:name="見出し_20_A4" style:display-name="見出し A4" style:family="paragraph" style:parent-style-name="A4" style:default-outline-level="">
      <style:text-properties style:font-name="Noto Sans" fo:font-family="'Noto Sans'" style:font-family-generic="roman" style:font-pitch="variable" fo:font-size="24pt" style:font-size-asian="24pt"/>
    </style:style>
    <style:style style:name="テキスト_20_A4" style:display-name="テキスト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タイトル_20_A0" style:display-name="タイトル A0" style:family="paragraph" style:parent-style-name="A0" style:default-outline-level="">
      <style:text-properties style:font-name="Noto Sans" fo:font-family="'Noto Sans'" style:font-family-generic="roman" style:font-pitch="variable" fo:font-size="95.5pt" style:font-size-asian="95.5pt"/>
    </style:style>
    <style:style style:name="見出し_20_A0" style:display-name="見出し A0" style:family="paragraph" style:parent-style-name="A0" style:default-outline-level="">
      <style:text-properties style:font-name="Noto Sans" fo:font-family="'Noto Sans'" style:font-family-generic="roman" style:font-pitch="variable" fo:font-size="71.5pt" style:font-size-asian="71.5pt"/>
    </style:style>
    <style:style style:name="テキストA0" style:family="paragraph" style:parent-style-name="A0" style:default-outline-level="">
      <style:text-properties style:font-name="Noto Sans" fo:font-family="'Noto Sans'" style:font-family-generic="roman" style:font-pitch="variable" fo:font-size="47.5pt" style:font-size-asian="47.5pt"/>
    </style:style>
    <style:style style:name="図形"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シェイプ" style:family="paragraph" style:parent-style-name="図形"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塗りつぶし_20__ff08_青_ff09_" style:display-name="塗りつぶし （青）"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緑_ff09_" style:display-name="塗りつぶし（緑）"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赤_ff09_" style:display-name="塗りつぶし（赤）"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塗りつぶし_ff08_黄_ff09_" style:display-name="塗りつぶし（黄）" style:family="paragraph" style:parent-style-name="塗りつぶし"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線" style:family="paragraph" style:parent-style-name="シェイプ" style:default-outline-level="">
      <style:text-properties style:font-name="Liberation Sans1" fo:font-family="'Liberation Sans'" style:font-family-generic="roman" style:font-pitch="variable" fo:font-size="14pt" fo:font-weight="bold" style:font-size-asian="14pt" style:font-weight-asian="bold"/>
    </style:style>
    <style:style style:name="線_ff08_青_ff09_" style:display-name="線（青）" style:family="paragraph" style:parent-style-name="線"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線_ff08_緑_ff09_" style:display-name="線（緑）" style:family="paragraph" style:parent-style-name="線"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線_ff08_赤_ff09_" style:display-name="線（赤）" style:family="paragraph" style:parent-style-name="線"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線_ff08_黄_ff09_" style:display-name="線（黄）" style:family="paragraph" style:parent-style-name="線"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矢印"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点線" style:family="paragraph" style:parent-style-name="線" style:default-outline-level="">
      <style:text-properties style:font-name="Liberation Sans1" fo:font-family="'Liberation Sans'" style:font-family-generic="roman" style:font-pitch="variable" fo:font-size="14pt" fo:font-weight="bold" style:font-size-asian="14pt" style:font-weight-asian="bold"/>
    </style:style>
    <style:style style:name="Blank_20_Slide_7e_LT_7e_Gliederung_20_1" style:display-name="Blank Slid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erif1" style:font-family-complex="'Liberation Serif'"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erif1" style:font-family-complex="'Liberation Serif'" style:font-family-generic-complex="system" style:font-pitch-complex="variable" style:font-size-complex="12pt" style:text-emphasize="none"/>
    </style:style>
    <style:style style:name="サブタイトル"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背景のオブジェクト"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背景"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ノート"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アウトライン_20_1" style:display-name="アウトライン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アウトライン_20_2" style:display-name="アウトライン 2" style:family="paragraph" style:parent-style-name="アウトライン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アウトライン_20_3" style:display-name="アウトライン 3" style:family="paragraph" style:parent-style-name="アウトライン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アウトライン_20_4" style:display-name="アウトライン 4" style:family="paragraph" style:parent-style-name="アウトライン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アウトライン_20_5" style:display-name="アウトライン 5" style:family="paragraph" style:parent-style-name="アウトライン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アウトライン_20_6" style:display-name="アウトライン 6" style:family="paragraph" style:parent-style-name="アウトライン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アウトライン_20_7" style:display-name="アウトライン 7" style:family="paragraph" style:parent-style-name="アウトライン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アウトライン_20_8" style:display-name="アウトライン 8" style:family="paragraph" style:parent-style-name="アウトライン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アウトライン_20_9" style:display-name="アウトライン 9" style:family="paragraph" style:parent-style-name="アウトライン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標準_7e_LT_7e_Gliederung_20_1" style:display-name="標準~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標準_7e_LT_7e_Gliederung_20_2" style:display-name="標準~LT~Gliederung 2" style:family="paragraph" style:parent-style-name="標準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標準_7e_LT_7e_Gliederung_20_3" style:display-name="標準~LT~Gliederung 3" style:family="paragraph" style:parent-style-name="標準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標準_7e_LT_7e_Gliederung_20_4" style:display-name="標準~LT~Gliederung 4" style:family="paragraph" style:parent-style-name="標準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標準_7e_LT_7e_Gliederung_20_5" style:display-name="標準~LT~Gliederung 5" style:family="paragraph" style:parent-style-name="標準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標準_7e_LT_7e_Gliederung_20_6" style:display-name="標準~LT~Gliederung 6" style:family="paragraph" style:parent-style-name="標準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標準_7e_LT_7e_Gliederung_20_7" style:display-name="標準~LT~Gliederung 7" style:family="paragraph" style:parent-style-name="標準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標準_7e_LT_7e_Gliederung_20_8" style:display-name="標準~LT~Gliederung 8" style:family="paragraph" style:parent-style-name="標準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標準_7e_LT_7e_Gliederung_20_9" style:display-name="標準~LT~Gliederung 9" style:family="paragraph" style:parent-style-name="標準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標準_7e_LT_7e_Titel" style:display-name="標準~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erif1" style:font-family-complex="'Liberation Serif'" style:font-family-generic-complex="system" style:font-pitch-complex="variable" style:font-size-complex="12pt" style:text-emphasize="none"/>
    </style:style>
    <style:style style:name="標準_7e_LT_7e_Untertitel" style:display-name="標準~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標準_7e_LT_7e_Notizen" style:display-name="標準~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標準_7e_LT_7e_Hintergrundobjekte" style:display-name="標準~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標準_7e_LT_7e_Hintergrund" style:display-name="標準~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5T17:07:48.437000000</meta:creation-date>
    <dc:date>2022-05-31T17:33:14.928000000</dc:date>
    <meta:editing-duration>PT7H8M16S</meta:editing-duration>
    <meta:editing-cycles>6</meta:editing-cycles>
    <meta:generator>LibreOffice/7.2.5.2$Windows_X86_64 LibreOffice_project/499f9727c189e6ef3471021d6132d4c694f357e5</meta:generator>
    <meta:document-statistic meta:table-count="0" meta:image-count="0" meta:object-count="0" meta:page-count="1" meta:paragraph-count="17" meta:word-count="721" meta:character-count="742" meta:non-whitespace-character-count="735"/>
  </office:meta>
</office:document-meta>
</file>